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ff3333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/>
    <style:style style:name="P9" style:family="paragraph" style:parent-style-name="Standard" style:list-style-name="L7"/>
    <style:style style:name="P10" style:family="paragraph" style:parent-style-name="Standard" style:list-style-name="L8"/>
    <style:style style:name="P11" style:family="paragraph" style:parent-style-name="Standard" style:list-style-name="L9"/>
    <style:style style:name="P12" style:family="paragraph" style:parent-style-name="Standard" style:list-style-name="L10"/>
    <style:style style:name="P13" style:family="paragraph" style:parent-style-name="Standard" style:list-style-name="L11"/>
    <style:style style:name="P14" style:family="paragraph" style:parent-style-name="Standard" style:list-style-name="L12"/>
    <style:style style:name="P15" style:family="paragraph" style:parent-style-name="Standard" style:list-style-name="L13"/>
    <style:style style:name="P16" style:family="paragraph" style:parent-style-name="Standard" style:list-style-name="L14"/>
    <style:style style:name="P17" style:family="paragraph" style:parent-style-name="Standard" style:list-style-name="L15"/>
    <style:style style:name="P18" style:family="paragraph" style:parent-style-name="Standard" style:list-style-name="L16"/>
    <style:style style:name="P19" style:family="paragraph" style:parent-style-name="Standard">
      <style:text-properties fo:color="#ff3333"/>
    </style:style>
    <style:style style:name="P20" style:family="paragraph" style:parent-style-name="Standard" style:list-style-name="L17"/>
    <style:style style:name="P21" style:family="paragraph" style:parent-style-name="Standard" style:list-style-name="L18"/>
    <style:style style:name="P22" style:family="paragraph" style:parent-style-name="Standard" style:list-style-name="L19"/>
    <style:style style:name="P23" style:family="paragraph" style:parent-style-name="Standard" style:list-style-name="L20"/>
    <style:style style:name="P24" style:family="paragraph" style:parent-style-name="Standard" style:list-style-name="L21"/>
    <style:style style:name="P25" style:family="paragraph" style:parent-style-name="Standard" style:list-style-name="L22"/>
    <style:style style:name="P26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color="#ff33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fo</text:p>
      <text:p text:style-name="Standard"/>
      <text:p text:style-name="Standard">Nodi:</text:p>
      <text:list xml:id="list6568105378293728447" text:style-name="L12">
        <text:list-item>
          <text:p text:style-name="P14">utenti a terra</text:p>
        </text:list-item>
        <text:list-item>
          <text:p text:style-name="P14">UAVs</text:p>
        </text:list-item>
      </text:list>
      <text:p text:style-name="Standard">E' sufficiente un singolo grafo, distinguendo i due tipi di nodi, o occorre pensare a due grafi differenti?</text:p>
      <text:p text:style-name="Standard"/>
      <text:p text:style-name="P2">Un solo grafo.</text:p>
      <text:p text:style-name="Standard"/>
      <text:p text:style-name="Standard">Archi:</text:p>
      <text:list xml:id="list4479812275977066209" text:style-name="L13">
        <text:list-item>
          <text:p text:style-name="P15">boolean: 1 se c'è connessione tra due nodi, 0 altrimenti</text:p>
        </text:list-item>
        <text:list-item>
          <text:p text:style-name="P15">peso: capacità del link? Costo della trasmissione di n pacchetti?</text:p>
        </text:list-item>
      </text:list>
      <text:p text:style-name="P2">Servono entrambi</text:p>
      <text:list xml:id="list39258273" text:continue-numbering="true" text:style-name="L13">
        <text:list-item>
          <text:p text:style-name="P15">Orientati? Si se si danno pesi diversi a arco diretto e arco inverso</text:p>
        </text:list-item>
      </text:list>
      <text:p text:style-name="P2">Si`.</text:p>
      <text:p text:style-name="Standard"/>
      <text:p text:style-name="Standard"/>
      <text:p text:style-name="Standard"/>
      <text:p text:style-name="P1">Tipologie di connessioni:</text:p>
      <text:list xml:id="list801758629540110675" text:style-name="L14">
        <text:list-item>
          <text:p text:style-name="P16">user to UAV</text:p>
        </text:list-item>
        <text:list-item>
          <text:p text:style-name="P16">UAV to UAV</text:p>
        </text:list-item>
      </text:list>
      <text:p text:style-name="Standard"/>
      <text:p text:style-name="Standard">Multi-hop o single-hop? Multi-hop implica che non tutti i nodi sono in link diretto con lo UAV, single-hop implica che tutti i nodi sono in comunicazione diretta con esso.</text:p>
      <text:p text:style-name="P2">Possiamo considerare diverse ipotesi. Al momento mi sembra che la piu` palusibile sia: link diretto da user a uno UAV, rete multihop tra UAV.</text:p>
      <text:p text:style-name="Standard"/>
      <text:p text:style-name="Standard">Possibile implementazione del multi-hop: raggruppare i nodi in cluser, in un cluster tutti i nodi possono comunicare tra loro, e almeno uno di essi (Cluster Head) ha un link con lo UAV. Il CH ha quindi il ruolo di instradare tutto il traffico intra-cluster allo UAV (possibile collo di bottiglia?)</text:p>
      <text:p text:style-name="Standard">Come conseguenza gli UAV formano una sorta di backbone, che può terminare in una Ground Station che svolge la funzione di accesso a Internet (facoltativo).</text:p>
      <text:p text:style-name="P2">E` un'ipotesi: nei lavori che ha visto, cosa veniva usato?</text:p>
      <text:p text:style-name="Standard"/>
      <text:p text:style-name="Standard">Il CH come viene scelto? A elezione? A vicinanza dallo UAV? A potenza trasmissiva / bandwith?</text:p>
      <text:p text:style-name="Standard"/>
      <text:p text:style-name="Standard">Bisogna decidere come costruire i cluster, magari basandosi sulla vicinanza relativa dei nodi.</text:p>
      <text:p text:style-name="Standard">Se non si vuole usare un approccio a cluster, bisogna determinare come gli utenti si collegano a uno UAV specifico piuttosto che ad un altro.</text:p>
      <text:p text:style-name="Standard"/>
      <text:p text:style-name="P2">Al momento io non mi porrei il problema di come risolvere il problema, ma mi piacerebbe avere un modello del problema stesso (possibilemente un MILP) sul quale ragionare.</text:p>
      <text:p text:style-name="P2"/>
      <text:p text:style-name="Standard"/>
      <text:p text:style-name="P1">Aree di copertura</text:p>
      <text:list xml:id="list362907629860696006" text:style-name="L15">
        <text:list-item>
          <text:p text:style-name="P17">ogni utente ha un area circolare entro la quale può ricevere/inviare pacchetti/segnali. Le aree possono essere identiche se si assume che tutti gli utenti siano equivalenti (dispongono di device equipotenti), oppure di dimensione variabile (magari randomizzata tra due range)</text:p>
        </text:list-item>
      </text:list>
      <text:p text:style-name="P2"/>
      <text:list xml:id="list39260275" text:continue-numbering="true" text:style-name="L15">
        <text:list-item>
          <text:p text:style-name="P17">anche gli UAV ne possiedono una, tipicamente più ampia</text:p>
          <text:list>
            <text:list-item>
              <text:p text:style-name="P17"><text:soft-page-break/>l'intersezione deve essere evitata (per ottimizzare la copertura) o forzata (per interconnessione tra UAVs)?</text:p>
            </text:list-item>
          </text:list>
        </text:list-item>
      </text:list>
      <text:p text:style-name="P2">Al momento, dal punto di vista modellistico, come vengono calcolate queste informazioni non e` importante: l'input del nostro modello sono le possibili connessioni (il grafo), al limite il modello dira` che con le connessioni date non e` possibile soddisfare tutte le domande di traffico.</text:p>
      <text:p text:style-name="P2"/>
      <text:p text:style-name="P1">Area di operazione</text:p>
      <text:list xml:id="list7883605113334433991" text:style-name="L16">
        <text:list-item>
          <text:p text:style-name="P18">area quadrata</text:p>
        </text:list-item>
        <text:list-item>
          <text:p text:style-name="P18">no ostacoli</text:p>
        </text:list-item>
        <text:list-item>
          <text:p text:style-name="P18">possibili diverse altitudini (avvallamenti o depressioni) per valutare riduzione delle aree di copertura di utenti/UAV?</text:p>
        </text:list-item>
        <text:list-item>
          <text:p text:style-name="P18">Posizione utenti e UAV:</text:p>
          <text:list>
            <text:list-item>
              <text:p text:style-name="P18">valori reali o naturali? Se naturali, l'area può essere approssimata a una griglia, e l'untente/UAV è posizionato al centro della casella</text:p>
            </text:list-item>
            <text:list-item>
              <text:p text:style-name="P18">coordinate tridimensionali per gli UAV, o altitudine fissa?</text:p>
            </text:list-item>
          </text:list>
        </text:list-item>
      </text:list>
      <text:p text:style-name="P2">Come detto, al momento non mi preoccuperei di come vengono calcolati i dati del problema, ma di capire quali sono i dati che servono, facendo riferimento, come entita` base, agli elementi del grafo (nodi e archi).</text:p>
      <text:p text:style-name="P2"/>
      <text:p text:style-name="Standard"/>
      <text:p text:style-name="Standard"/>
      <text:p text:style-name="P1">Come stimo il peso (costo) degli archi?</text:p>
      <text:list xml:id="list8769358039044172669" text:style-name="L17">
        <text:list-item>
          <text:p text:style-name="P20">Potenza segnale?</text:p>
        </text:list-item>
        <text:list-item>
          <text:p text:style-name="P20">Banda allocata/disponibile? -&gt; Implicazioni importanti: banda fissa o variabile al bisogno? Come la alloco? Come ne stimo il bisogno (pattern di traffico?)?</text:p>
          <text:list>
            <text:list-item>
              <text:p text:style-name="P20">Vederla come flusso multi-commodity, ma variabile?</text:p>
            </text:list-item>
          </text:list>
        </text:list-item>
      </text:list>
      <text:p text:style-name="P2">Come sopra. Cosa vuol dire flusso multi-commodity variabile?</text:p>
      <text:p text:style-name="Standard"/>
      <text:p text:style-name="P1">Ground Station:</text:p>
      <text:list xml:id="list5558683795465971104" text:style-name="L18">
        <text:list-item>
          <text:p text:style-name="P21">Quali funzioni svolge?</text:p>
          <text:list>
            <text:list-item>
              <text:p text:style-name="P21">Esegue ciclicamente algoritmo </text:p>
            </text:list-item>
            <text:list-item>
              <text:p text:style-name="P21">aggiorna posizione UAV e la comunica</text:p>
            </text:list-item>
            <text:list-item>
              <text:p text:style-name="P21">conosce la topologia della rete e ne mantiene una versione aggiornata?</text:p>
            </text:list-item>
          </text:list>
        </text:list-item>
        <text:list-item>
          <text:p text:style-name="P21">Deve essere connessa a tutti gli UAV, o li può raggiungere anche indirettamente (multihop, flooding, etc)?</text:p>
        </text:list-item>
      </text:list>
      <text:p text:style-name="P2">Per iniziare, il nostro scopo e` determinare la configurazione ottimale della rete, come questa possa essere implementata viene dopo (ad esempio abbiamo un server centrale che raccoglie le informazioni, le elabora e fornisce i dati di configurazione agli UAV).</text:p>
      <text:p text:style-name="P2"/>
      <text:p text:style-name="P1">Strutture dati</text:p>
      <text:list xml:id="list3117114124736476705" text:style-name="L19">
        <text:list-item>
          <text:p text:style-name="P22">matrice delle adiacenze per rappresentare il grafo</text:p>
        </text:list-item>
        <text:list-item>
          <text:p text:style-name="P22">matrice dei costi?</text:p>
        </text:list-item>
      </text:list>
      <text:p text:style-name="Standard"/>
      <text:p text:style-name="Standard"/>
      <text:p text:style-name="P1">Modello multi-commodity flow</text:p>
      <text:p text:style-name="Standard"/>
      <text:p text:style-name="Standard">Commodity = per ogni nodo, una commodity è un possibile destinatario (cioè k nodi = k commodity)?</text:p>
      <text:p text:style-name="P2">Dire che le commodity sono rappresentare da coppie origine/destinazione (due nodi client). Ogni commoditi richiede una quantita` di flusso Q (il bilanciamento di flusso richiede Q all'origine, -Q alla destinazione e 0 in ogni altro nodo)</text:p>
      <text:p text:style-name="Standard"><text:soft-page-break/></text:p>
      <text:p text:style-name="Standard">Funzione obbiettivo</text:p>
      <text:list xml:id="list8986590823567909202" text:style-name="L20">
        <text:list-item>
          <text:p text:style-name="P23">minimizzare numero di uav</text:p>
        </text:list-item>
        <text:list-item>
          <text:p text:style-name="P23">massimizzare copertura</text:p>
        </text:list-item>
        <text:list-item>
          <text:p text:style-name="P23">massimizzare numero di nodi connessi</text:p>
        </text:list-item>
        <text:list-item>
          <text:p text:style-name="P23">minimizzare certi parametri della rete (delay, perdita pacchetti, etc)</text:p>
        </text:list-item>
      </text:list>
      <text:p text:style-name="Standard"/>
      <text:p text:style-name="Standard"/>
      <text:p text:style-name="Standard">Variabili</text:p>
      <text:list xml:id="list3355631980141704886" text:style-name="L21">
        <text:list-item>
          <text:p text:style-name="P24">coordinate nodi (x,y): <text:span text:style-name="T1">lo vedo come dato del problema, non qualcosa che noi possiamo decidere (per variabili intendo variabli decisionali, altrimenti parliamo di dati del problema, sarebbe qui da distinguere).</text:span></text:p>
        </text:list-item>
        <text:list-item>
          <text:p text:style-name="P24">coordinate UAVs (x,y,z?) <text:span text:style-name="T1">Si`, da vedere come di puo` trattare. </text:span></text:p>
        </text:list-item>
        <text:list-item>
          <text:p text:style-name="P24">numero di UAVs disponibili. <text:span text:style-name="T1">Detto cosi` e` un dato (disponibili).</text:span></text:p>
        </text:list-item>
        <text:list-item>
          <text:p text:style-name="P24">costi/pesi degli archi (doppi se il grafo è orientato e il peso dell'arco u,v è diverso da quello di v,u) <text:span text:style-name="T1">Dato</text:span></text:p>
        </text:list-item>
        <text:list-item>
          <text:p text:style-name="P24"/>
        </text:list-item>
      </text:list>
      <text:p text:style-name="Standard"/>
      <text:p text:style-name="Standard">Vincoli</text:p>
      <text:list xml:id="list1644222587085737128" text:style-name="L22">
        <text:list-item>
          <text:p text:style-name="P25">non superare la capacità di un link</text:p>
        </text:list-item>
        <text:list-item>
          <text:p text:style-name="P25">non posizionare più droni di quelli disponibili</text:p>
        </text:list-item>
        <text:list-item>
          <text:p text:style-name="P25">le aree dei droni devono intersecarsi <text:span text:style-name="T1">Probabilmente questo vincolo e` compreso nei vincoli di flusso: se le aree non si intersecano, allora non ci puo` essere continuita` di flusso. Inoltre, nell'ipotesi di multihop tra UAV, a priori, non sappiamo quali sono i droni che devono comunicare tra loro.</text:span></text:p>
        </text:list-item>
        <text:list-item>
          <text:p text:style-name="P25">vincoli sul flusso</text:p>
          <text:list>
            <text:list-item>
              <text:p text:style-name="P25">flussi entranti - flussi uscenti = qt richiesta dal nodo <text:span text:style-name="T1">Vedi la definizione delle commodity data sopra.</text:span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41M38S</meta:editing-duration>
    <meta:editing-cycles>26</meta:editing-cycles>
    <meta:generator>OpenOffice/4.1.1$Win32 OpenOffice.org_project/411m6$Build-9775</meta:generator>
    <dc:date>2016-03-01T19:08:31.01</dc:date>
    <dc:creator>Filippo Gamberoni</dc:creator>
    <meta:document-statistic meta:table-count="0" meta:image-count="0" meta:object-count="0" meta:page-count="3" meta:paragraph-count="71" meta:word-count="902" meta:character-count="5545"/>
    <meta:user-defined meta:name="Info 1"/>
    <meta:user-defined meta:name="Info 2"/>
    <meta:user-defined meta:name="Info 3"/>
    <meta:user-defined meta:name="Info 4"/>
  </office:meta>
</office:document-meta>
</file>